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b0cb" officeooo:paragraph-rsid="0007b0cb" style:font-size-asian="15.75pt" style:font-size-complex="18pt"/>
    </style:style>
    <style:style style:name="P2" style:family="paragraph" style:parent-style-name="Standard">
      <style:text-properties fo:font-size="18pt" fo:font-weight="normal" officeooo:rsid="0007b0cb" officeooo:paragraph-rsid="0007b0cb" style:font-size-asian="15.75pt" style:font-weight-asian="normal" style:font-size-complex="18pt" style:font-weight-complex="normal"/>
    </style:style>
    <style:style style:name="P3" style:family="paragraph" style:parent-style-name="Preformatted_20_Text">
      <style:text-properties fo:font-size="18pt" officeooo:rsid="0007b0cb" officeooo:paragraph-rsid="0007b0cb" style:font-size-asian="15.75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/>
      <text:p text:style-name="P1">To check if you have a CUDA-capable device</text:p>
      <text:p text:style-name="P3"><text:span text:style-name="Source_20_Text"><text:span text:style-name="T1">lspci | grep -i nvidia</text:span>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0:37:11.072334745</meta:creation-date>
    <dc:date>2016-11-26T10:37:49.020239182</dc:date>
    <meta:editing-duration>PT38S</meta:editing-duration>
    <meta:editing-cycles>1</meta:editing-cycles>
    <meta:document-statistic meta:table-count="0" meta:image-count="0" meta:object-count="0" meta:page-count="1" meta:paragraph-count="3" meta:word-count="14" meta:character-count="72" meta:non-whitespace-character-count="61"/>
    <meta:generator>LibreOffice/5.1.4.2$Linux_X86_64 LibreOffice_project/10m0$Build-2</meta:generator>
  </office:meta>
</office:document-meta>
</file>